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ans-serif" svg:font-family="sans-serif"/>
    <style:font-face style:name="serif" svg:font-family="serif"/>
  </office:font-face-decls>
  <office:automatic-styles>
    <style:style style:name="P1" style:family="paragraph" style:parent-style-name="Standard">
      <style:text-properties officeooo:rsid="00177c63" officeooo:paragraph-rsid="00177c63"/>
    </style:style>
    <style:style style:name="P2" style:family="paragraph" style:parent-style-name="Standard" style:list-style-name="L1">
      <style:text-properties officeooo:rsid="001a4e2c" officeooo:paragraph-rsid="001a4e2c"/>
    </style:style>
    <style:style style:name="P3" style:family="paragraph" style:parent-style-name="Standard" style:list-style-name="L1">
      <style:text-properties officeooo:rsid="001b5a2e" officeooo:paragraph-rsid="001b5a2e"/>
    </style:style>
    <style:style style:name="P4" style:family="paragraph" style:parent-style-name="Standard">
      <style:text-properties officeooo:rsid="001b5a2e" officeooo:paragraph-rsid="001b5a2e"/>
    </style:style>
    <style:style style:name="P5" style:family="paragraph" style:parent-style-name="Standard" style:list-style-name="L1">
      <style:text-properties officeooo:rsid="001a41bd" officeooo:paragraph-rsid="001b7f8e"/>
    </style:style>
    <style:style style:name="P6" style:family="paragraph" style:parent-style-name="Standard" style:list-style-name="L1">
      <style:text-properties officeooo:rsid="001b7f8e" officeooo:paragraph-rsid="001b7f8e"/>
    </style:style>
    <style:style style:name="T1" style:family="text">
      <style:text-properties style:text-position="super 58%"/>
    </style:style>
    <style:style style:name="T2" style:family="text">
      <style:text-properties style:text-position="0% 100%"/>
    </style:style>
    <style:style style:name="T3" style:family="text">
      <style:text-properties officeooo:rsid="001a4e2c"/>
    </style:style>
    <style:style style:name="T4" style:family="text">
      <style:text-properties officeooo:rsid="001b5a2e"/>
    </style:style>
    <style:style style:name="T5" style:family="text">
      <style:text-properties style:text-line-through-style="none" style:text-line-through-type="none"/>
    </style:style>
    <style:style style:name="T6" style:family="text">
      <style:text-properties officeooo:rsid="001b7f8e"/>
    </style:style>
    <style:style style:name="T7" style:family="text">
      <style:text-properties officeooo:rsid="001b909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bruary 16<text:span text:style-name="T1">th</text:span>, 2023</text:p>
      <text:p text:style-name="P1">KitKat Dambeck</text:p>
      <text:p text:style-name="P1">Expository Writing</text:p>
      <text:p text:style-name="P1">Discussing Sections From Love</text:p>
      <text:p text:style-name="P1"/>
      <text:p text:style-name="P4">121-124</text:p>
      <text:list xml:id="list2102526670" text:style-name="L1">
        <text:list-item>
          <text:p text:style-name="P2">Why does Fredrickson ‘s include Emily Dickisons’s quote “the soul must always stand ajar, ready to welcome the ecstatic experience”? How does it connect to the idea of Love 2.0?</text:p>
          <text:list>
            <text:list-item>
              <text:p text:style-name="P2">Fredrickson includes the quote to express love as a connection, as opposed to a general idea. Love is typically viewed as good feels, however Fredrickson views it more as a connection or the result there of. The Emily Dickison quote relates to Fredrickson’s idea by highlighting that people, referred to by souls, are able to connect to each other, resulting in that “ecstatic experience” of love. </text:p>
            </text:list-item>
          </text:list>
        </text:list-item>
        <text:list-item>
          <text:p text:style-name="P2">Usinging Fredri<text:span text:style-name="T4">c</text:span>kson’s language and examples, define the “social engagement system.”</text:p>
          <text:list>
            <text:list-item>
              <text:p text:style-name="P3">The social engagement system is one composed of the methods of communication bewteen individuals such as eye contact facial, expression. Fredrickson write: <text:span text:style-name="T3">“</text:span>T<text:span text:style-name="T3">aking cues from what leading neuroscientist Stephen Porges calls the so</text:span>cial <text:span text:style-name="T3">engagement system, I describe love's biology as a system, a whole comprised of several interacting parts. You can think of love, or positivity resonance, as one of the more complex and recurrent scenes nested within the act of your day, which is in tum nested within the play of your life.” </text:span>(Fredrickson 121) This describes how Fredrickson models their love system on the social engagement system. </text:p>
            </text:list-item>
          </text:list>
        </text:list-item>
        <text:list-item>
          <text:p text:style-name="P3">Explain Uri Hasson’s study on multipule brains connecting.</text:p>
          <text:list>
            <text:list-item>
              <text:p text:style-name="P5"><text:span text:style-name="T6">Ten participants were placed inside </text:span>expensive brain scanners <text:span text:style-name="T6">and </text:span><text:span text:style-name="T5">listen to prerecorded narration. </text:span>Then they were asked to resound the story. Brain activity was recorded, as well as the accuracy of the readers recount. <text:span text:style-name="T6">Participants</text:span> who accurately recounted the story had similar patterns <text:span text:style-name="T6">of brain activation </text:span>as the speaker. <text:span text:style-name="T6">B</text:span>rain patterns generally lagged behind the speaker by 1-3 seconds, more lag with less accurate recounting. People who recounted the story poorly had dissimilar brain patterns. “In other words, speaking with and listening to the human voice appear to activate much of the exact same brain activity at pretty much the same time” <text:span text:style-name="T6">(Fredrickson 124). Fredrickson uses Hasson’s research to make a point about how communication works. </text:span></text:p>
            </text:list-item>
          </text:list>
        </text:list-item>
        <text:list-item>
          <text:p text:style-name="P6">What is brain coupling and how does it advance Fredickson’s argument.</text:p>
          <text:list>
            <text:list-item>
              <text:p text:style-name="P6">Brain coupling is the phenomenon found in Hasson’s study, in which the brains of people in conversation synchronize in similar brain states. <text:span text:style-name="T7">It is when two brains participate in a single action. Fredrickson writes “</text:span>Considering the positivity resonance of love, what I find most fascinating about these findings is that a key brain area that showed coupling in Hasson's speaker-listener study was the insula, an area linked with conscious feeling states. Evidence for synchrony in two people's insulae suggests that in good communication, two individuals come to feel a single, shared emotion as well, one that is distributed across their two brains.” <text:span text:style-name="T7">This describes the mechanism by which “positivity” can spread between individuals. Overall, Fredrickson is arguing for a system in which “positivity” is spread for the benefit of the general public. <text:s/>Brain coupling forms the central praxis of that system. </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sans-serif" svg:font-family="sans-serif"/>
    <style:font-face style:name="serif" svg:font-family="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New Sung"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7:43:44.092732495</meta:creation-date>
    <dc:date>2023-02-16T18:37:05.908216059</dc:date>
    <meta:editing-duration>PT7M56S</meta:editing-duration>
    <meta:editing-cycles>2</meta:editing-cycles>
    <meta:generator>LibreOffice/7.3.7.2$Linux_X86_64 LibreOffice_project/30$Build-2</meta:generator>
    <meta:document-statistic meta:table-count="0" meta:image-count="0" meta:object-count="0" meta:page-count="1" meta:paragraph-count="13" meta:word-count="501" meta:character-count="3179" meta:non-whitespace-character-count="2694"/>
  </office:meta>
</office:document-meta>
</file>